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2"/>
    </style:style>
    <style:style style:name="P2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3" style:family="paragraph" style:parent-style-name="Standard">
      <style:text-properties style:font-name="Arial" fo:font-size="10pt" officeooo:rsid="002ea3e4" style:font-size-asian="10pt" style:font-name-complex="Arial2" style:font-size-complex="10pt"/>
    </style:style>
    <style:style style:name="P4" style:family="paragraph" style:parent-style-name="Standard">
      <style:text-properties style:font-name="Arial" fo:font-size="10pt" officeooo:rsid="0017c13f" officeooo:paragraph-rsid="004efb22" style:font-size-asian="10pt" style:font-name-complex="Arial2" style:font-size-complex="10pt"/>
    </style:style>
    <style:style style:name="P5" style:family="paragraph" style:parent-style-name="Standard">
      <style:text-properties style:font-name="Arial" fo:font-size="10pt" officeooo:rsid="0032edfa" officeooo:paragraph-rsid="004efb22" style:font-size-asian="10pt" style:font-name-complex="Arial2" style:font-size-complex="10pt"/>
    </style:style>
    <style:style style:name="P6" style:family="paragraph" style:parent-style-name="Standard">
      <style:text-properties style:font-name="Arial" fo:font-size="10pt" officeooo:paragraph-rsid="004efb22" style:font-size-asian="10pt" style:font-name-complex="Arial2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text-properties style:font-name="Arial" fo:font-size="10pt" fo:font-weight="bold" officeooo:rsid="00464bfd" officeooo:paragraph-rsid="00464bfd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text-properties style:font-name="Arial" fo:font-size="10pt" fo:font-weight="bold" officeooo:rsid="00482b53" officeooo:paragraph-rsid="00482b53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rsid="006221f3" officeooo:paragraph-rsid="006221f3" style:font-size-asian="10pt" style:font-weight-asian="bold" style:font-name-complex="Arial2" style:font-size-complex="10pt"/>
    </style:style>
    <style:style style:name="P12" style:family="paragraph" style:parent-style-name="Standard">
      <style:text-properties style:font-name="Arial" fo:font-size="10pt" fo:font-weight="bold" officeooo:rsid="005155f3" officeooo:paragraph-rsid="005155f3" style:font-size-asian="8.75pt" style:font-weight-asian="bold" style:font-name-complex="Arial2" style:font-size-complex="10pt" style:font-weight-complex="bold"/>
    </style:style>
    <style:style style:name="P13" style:family="paragraph" style:parent-style-name="Standard">
      <style:text-properties style:font-name="Arial" fo:font-size="10pt" fo:font-weight="normal" officeooo:rsid="004614bb" officeooo:paragraph-rsid="004614bb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text-properties style:font-name="Arial" fo:font-size="10pt" fo:font-weight="normal" officeooo:rsid="00464bfd" officeooo:paragraph-rsid="00464bfd" style:font-size-asian="10pt" style:font-weight-asian="normal" style:font-name-complex="Arial2" style:font-size-complex="10pt" style:font-weight-complex="normal"/>
    </style:style>
    <style:style style:name="P15" style:family="paragraph" style:parent-style-name="Standard">
      <style:text-properties style:font-name="Arial" fo:font-size="10pt" fo:font-weight="normal" officeooo:rsid="00482b53" officeooo:paragraph-rsid="00482b53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496290" officeooo:paragraph-rsid="00496290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text-properties style:font-name="Arial" fo:font-size="10pt" officeooo:rsid="005155f3" officeooo:paragraph-rsid="005155f3" style:font-size-asian="8.75pt" style:font-name-complex="Arial2" style:font-size-complex="10pt"/>
    </style:style>
    <style:style style:name="P18" style:family="paragraph" style:parent-style-name="Standard">
      <style:text-properties style:font-name="Arial" fo:font-size="10pt" officeooo:rsid="0056c109" officeooo:paragraph-rsid="0056c109" style:font-size-asian="8.75pt" style:font-name-complex="Arial2" style:font-size-complex="10pt"/>
    </style:style>
    <style:style style:name="P19" style:family="paragraph" style:parent-style-name="Standard">
      <style:text-properties officeooo:paragraph-rsid="0041933b"/>
    </style:style>
    <style:style style:name="P20" style:family="paragraph" style:parent-style-name="Standard">
      <style:text-properties officeooo:paragraph-rsid="00464bfd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officeooo:rsid="001ccc4a" officeooo:paragraph-rsid="001ccc4a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style:font-name="Arial" fo:font-size="10pt" fo:font-weight="normal" officeooo:paragraph-rsid="004efb22" style:font-size-asian="10pt" style:font-weight-asian="normal" style:font-name-complex="Arial2" style:font-size-complex="10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4" style:family="paragraph" style:parent-style-name="List_20_Paragraph">
      <style:text-properties officeooo:paragraph-rsid="004efb22"/>
    </style:style>
    <style:style style:name="P25" style:family="paragraph" style:parent-style-name="List_20_Paragraph">
      <style:paragraph-properties fo:margin-left="0.5in" fo:margin-right="0in" fo:text-indent="0in" style:auto-text-indent="false"/>
      <style:text-properties officeooo:paragraph-rsid="004efb22"/>
    </style:style>
    <style:style style:name="P2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paragraph-rsid="004efb22" style:font-size-asian="10pt" style:font-name-complex="Arial2" style:font-size-complex="10pt"/>
    </style:style>
    <style:style style:name="P27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P28" style:family="paragraph" style:parent-style-name="Standard" style:list-style-name="L1">
      <style:text-properties style:font-name="Arial" fo:font-size="10pt" officeooo:rsid="0016c7e0" officeooo:paragraph-rsid="004ffbe9" style:font-size-asian="10pt" style:font-name-complex="Arial2" style:font-size-complex="10pt"/>
    </style:style>
    <style:style style:name="P29" style:family="paragraph" style:parent-style-name="Standard" style:list-style-name="L2">
      <style:text-properties style:font-name="Arial" fo:font-size="10pt" officeooo:rsid="002ea3e4" officeooo:paragraph-rsid="0056c109" style:font-size-asian="10pt" style:font-name-complex="Arial2" style:font-size-complex="10pt"/>
    </style:style>
    <style:style style:name="P30" style:family="paragraph" style:parent-style-name="Standard" style:list-style-name="WWNum3">
      <style:text-properties style:font-name="Arial" fo:font-size="10pt" officeooo:rsid="002b4313" officeooo:paragraph-rsid="002b4313" style:font-size-asian="10pt" style:font-name-complex="Arial2" style:font-size-complex="10pt"/>
    </style:style>
    <style:style style:name="P31" style:family="paragraph" style:parent-style-name="Standard" style:list-style-name="L1">
      <style:text-properties style:font-name="Arial" fo:font-size="10pt" officeooo:rsid="002953e2" officeooo:paragraph-rsid="0069541e" style:font-size-asian="10pt" style:font-name-complex="Arial2" style:font-size-complex="10pt"/>
    </style:style>
    <style:style style:name="P32" style:family="paragraph" style:parent-style-name="Standard" style:list-style-name="L2">
      <style:text-properties style:font-name="Arial" fo:font-size="10pt" officeooo:rsid="00652b17" officeooo:paragraph-rsid="00652b17" style:font-size-asian="10pt" style:font-name-complex="Arial2" style:font-size-complex="10pt"/>
    </style:style>
    <style:style style:name="P33" style:family="paragraph" style:parent-style-name="Standard">
      <style:text-properties style:font-name="Arial" fo:font-size="10pt" officeooo:paragraph-rsid="0066f9ac" style:font-size-asian="10pt" style:font-name-complex="Arial2" style:font-size-complex="10pt"/>
    </style:style>
    <style:style style:name="P34" style:family="paragraph" style:parent-style-name="Standard">
      <style:text-properties style:font-name="Arial" fo:font-size="10pt" fo:font-weight="normal" officeooo:rsid="00496290" officeooo:paragraph-rsid="00496290" style:font-size-asian="10pt" style:font-weight-asian="normal" style:font-name-complex="Arial2" style:font-size-complex="10pt" style:font-weight-complex="normal"/>
    </style:style>
    <style:style style:name="P35" style:family="paragraph" style:parent-style-name="Standard">
      <style:text-properties style:font-name="Arial" fo:font-size="10pt" fo:font-weight="normal" officeooo:rsid="004ffbe9" officeooo:paragraph-rsid="004ffbe9" style:font-size-asian="10pt" style:font-weight-asian="normal" style:font-name-complex="Arial2" style:font-size-complex="10pt" style:font-weight-complex="normal"/>
    </style:style>
    <style:style style:name="P36" style:family="paragraph" style:parent-style-name="Standard">
      <style:text-properties style:font-name="Arial" fo:font-size="10pt" fo:font-weight="normal" officeooo:rsid="006128a1" officeooo:paragraph-rsid="0066f9ac" style:font-size-asian="10pt" style:font-weight-asian="normal" style:font-name-complex="Arial2" style:font-size-complex="10pt" style:font-weight-complex="normal"/>
    </style:style>
    <style:style style:name="P37" style:family="paragraph" style:parent-style-name="Standard">
      <style:text-properties style:font-name="Arial" fo:font-size="10pt" fo:font-weight="normal" officeooo:rsid="004614bb" officeooo:paragraph-rsid="004614bb" style:font-size-asian="10pt" style:font-weight-asian="normal" style:font-name-complex="Arial2" style:font-size-complex="10pt" style:font-weight-complex="normal"/>
    </style:style>
    <style:style style:name="P38" style:family="paragraph" style:parent-style-name="Standard">
      <style:text-properties style:font-name="Arial" fo:font-size="10pt" fo:font-weight="bold" officeooo:rsid="006353c8" officeooo:paragraph-rsid="006353c8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text-properties style:font-name="Arial" fo:font-size="10pt" fo:font-weight="bold" officeooo:rsid="006128a1" officeooo:paragraph-rsid="006128a1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text-properties style:font-name="Arial" fo:font-size="10pt" fo:font-weight="bold" officeooo:rsid="006128a1" officeooo:paragraph-rsid="0066f9ac" style:font-size-asian="10pt" style:font-weight-asian="bold" style:font-name-complex="Arial2" style:font-size-complex="10pt" style:font-weight-complex="bold"/>
    </style:style>
    <style:style style:name="P41" style:family="paragraph" style:parent-style-name="Standard">
      <style:text-properties style:font-name="Arial" fo:font-size="10pt" fo:font-weight="bold" officeooo:rsid="004ffbe9" officeooo:paragraph-rsid="004ffbe9" style:font-size-asian="10pt" style:font-weight-asian="bold" style:font-name-complex="Arial2" style:font-size-complex="10pt"/>
    </style:style>
    <style:style style:name="P42" style:family="paragraph" style:parent-style-name="Standard">
      <style:text-properties style:font-name="Arial" fo:font-size="12pt" officeooo:rsid="005155f3" style:font-size-asian="12pt" style:font-name-complex="Arial2" style:font-size-complex="12pt"/>
    </style:style>
    <style:style style:name="P43" style:family="paragraph" style:parent-style-name="Standard" style:list-style-name="L3"/>
    <style:style style:name="P44" style:family="paragraph" style:parent-style-name="Standard">
      <style:text-properties officeooo:paragraph-rsid="00464bfd"/>
    </style:style>
    <style:style style:name="P45" style:family="paragraph" style:parent-style-name="Standard">
      <style:text-properties officeooo:rsid="0017c13f" officeooo:paragraph-rsid="004efb22"/>
    </style:style>
    <style:style style:name="P46" style:family="paragraph" style:parent-style-name="List_20_Paragraph" style:list-style-name="L3"/>
    <style:style style:name="P47" style:family="paragraph" style:parent-style-name="List_20_Paragraph" style:list-style-name="L3">
      <style:text-properties style:font-name="Arial" fo:font-size="10pt" style:font-size-asian="10pt" style:font-name-complex="Arial2" style:font-size-complex="10pt"/>
    </style:style>
    <style:style style:name="P48" style:family="paragraph" style:parent-style-name="List_20_Paragraph" style:list-style-name="L3">
      <style:text-properties style:font-name="Arial" fo:font-size="10pt" officeooo:paragraph-rsid="005b5eee" style:font-size-asian="10pt" style:font-name-complex="Arial2" style:font-size-complex="10pt"/>
    </style:style>
    <style:style style:name="P49" style:family="paragraph" style:parent-style-name="List_20_Paragraph" style:list-style-name="WWNum1">
      <style:text-properties style:font-name="Arial" fo:font-size="10pt" style:font-size-asian="10pt" style:font-name-complex="Arial2" style:font-size-complex="10pt"/>
    </style:style>
    <style:style style:name="P50" style:family="paragraph" style:parent-style-name="List_20_Paragraph" style:list-style-name="WWNum2">
      <style:text-properties style:font-name="Arial" fo:font-size="10pt" style:font-size-asian="10pt" style:font-name-complex="Arial2" style:font-size-complex="10pt"/>
    </style:style>
    <style:style style:name="P51" style:family="paragraph" style:parent-style-name="List_20_Paragraph" style:list-style-name="WWNum3">
      <style:text-properties style:font-name="Arial" fo:font-size="10pt" style:font-size-asian="10pt" style:font-name-complex="Arial2" style:font-size-complex="10pt"/>
    </style:style>
    <style:style style:name="P52" style:family="paragraph" style:parent-style-name="List_20_Paragraph" style:list-style-name="WWNum4">
      <style:text-properties style:font-name="Arial" fo:font-size="10pt" style:font-size-asian="10pt" style:font-name-complex="Arial2" style:font-size-complex="10pt"/>
    </style:style>
    <style:style style:name="P53" style:family="paragraph" style:parent-style-name="List_20_Paragraph" style:list-style-name="WWNum2">
      <style:text-properties officeooo:paragraph-rsid="001ea5f6"/>
    </style:style>
    <style:style style:name="P54" style:family="paragraph" style:parent-style-name="List_20_Paragraph" style:list-style-name="WWNum4">
      <style:text-properties officeooo:paragraph-rsid="002dffde"/>
    </style:style>
    <style:style style:name="P55" style:family="paragraph" style:parent-style-name="Default" style:list-style-name="L3">
      <style:paragraph-properties fo:text-align="start" style:justify-single-word="false"/>
    </style:style>
    <style:style style:name="P56" style:family="paragraph" style:parent-style-name="Default" style:list-style-name="L3">
      <style:paragraph-properties fo:text-align="start" style:justify-single-word="false"/>
      <style:text-properties officeooo:rsid="005b5eee" officeooo:paragraph-rsid="005b5eee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0pt" style:font-size-asian="10pt" style:font-name-complex="Arial2" style:font-size-complex="10pt"/>
    </style:style>
    <style:style style:name="T3" style:family="text">
      <style:text-properties style:font-name="Arial" fo:font-size="10pt" officeooo:rsid="00138d8e" style:font-size-asian="10pt" style:font-name-complex="Arial2" style:font-size-complex="10pt"/>
    </style:style>
    <style:style style:name="T4" style:family="text">
      <style:text-properties style:font-name="Arial" fo:font-size="10pt" officeooo:rsid="00153709" style:font-size-asian="10pt" style:font-name-complex="Arial2" style:font-size-complex="10pt"/>
    </style:style>
    <style:style style:name="T5" style:family="text">
      <style:text-properties style:font-name="Arial" fo:font-size="10pt" officeooo:rsid="0016c7e0" style:font-size-asian="10pt" style:font-name-complex="Arial2" style:font-size-complex="10pt"/>
    </style:style>
    <style:style style:name="T6" style:family="text">
      <style:text-properties style:font-name="Arial" fo:font-size="10pt" officeooo:rsid="0017c13f" style:font-size-asian="10pt" style:font-name-complex="Arial2" style:font-size-complex="10pt"/>
    </style:style>
    <style:style style:name="T7" style:family="text">
      <style:text-properties style:font-name="Arial" fo:font-size="10pt" officeooo:rsid="001aae44" style:font-size-asian="10pt" style:font-name-complex="Arial2" style:font-size-complex="10pt"/>
    </style:style>
    <style:style style:name="T8" style:family="text">
      <style:text-properties style:font-name="Arial" fo:font-size="10pt" officeooo:rsid="001ccc4a" style:font-size-asian="10pt" style:font-name-complex="Arial2" style:font-size-complex="10pt"/>
    </style:style>
    <style:style style:name="T9" style:family="text">
      <style:text-properties style:font-name="Arial" fo:font-size="10pt" officeooo:rsid="001ea5f6" style:font-size-asian="10pt" style:font-name-complex="Arial2" style:font-size-complex="10pt"/>
    </style:style>
    <style:style style:name="T10" style:family="text">
      <style:text-properties style:font-name="Arial" fo:font-size="10pt" officeooo:rsid="00214326" style:font-size-asian="10pt" style:font-name-complex="Arial2" style:font-size-complex="10pt"/>
    </style:style>
    <style:style style:name="T11" style:family="text">
      <style:text-properties style:font-name="Arial" fo:font-size="10pt" officeooo:rsid="0022fa26" style:font-size-asian="10pt" style:font-name-complex="Arial2" style:font-size-complex="10pt"/>
    </style:style>
    <style:style style:name="T12" style:family="text">
      <style:text-properties style:font-name="Arial" fo:font-size="10pt" officeooo:rsid="002300b8" style:font-size-asian="10pt" style:font-name-complex="Arial2" style:font-size-complex="10pt"/>
    </style:style>
    <style:style style:name="T13" style:family="text">
      <style:text-properties style:font-name="Arial" fo:font-size="10pt" officeooo:rsid="0023afac" style:font-size-asian="10pt" style:font-name-complex="Arial2" style:font-size-complex="10pt"/>
    </style:style>
    <style:style style:name="T14" style:family="text">
      <style:text-properties style:font-name="Arial" fo:font-size="10pt" officeooo:rsid="002b4313" style:font-size-asian="10pt" style:font-name-complex="Arial2" style:font-size-complex="10pt"/>
    </style:style>
    <style:style style:name="T15" style:family="text">
      <style:text-properties style:font-name="Arial" fo:font-size="10pt" officeooo:rsid="002c1ae4" style:font-size-asian="10pt" style:font-name-complex="Arial2" style:font-size-complex="10pt"/>
    </style:style>
    <style:style style:name="T16" style:family="text">
      <style:text-properties style:font-name="Arial" fo:font-size="10pt" officeooo:rsid="00359523" style:font-size-asian="10pt" style:font-name-complex="Arial2" style:font-size-complex="10pt"/>
    </style:style>
    <style:style style:name="T17" style:family="text">
      <style:text-properties style:font-name="Arial" fo:font-size="10pt" officeooo:rsid="0041933b" style:font-size-asian="10pt" style:font-name-complex="Arial2" style:font-size-complex="10pt"/>
    </style:style>
    <style:style style:name="T18" style:family="text">
      <style:text-properties style:font-name="Arial" fo:font-size="10pt" officeooo:rsid="0062ac75" style:font-size-asian="10pt" style:font-name-complex="Arial2" style:font-size-complex="10pt"/>
    </style:style>
    <style:style style:name="T19" style:family="text">
      <style:text-properties style:font-name="Arial" fo:font-size="10pt" officeooo:rsid="002ea3e4" style:font-size-asian="10pt" style:font-name-complex="Arial2" style:font-size-complex="10pt"/>
    </style:style>
    <style:style style:name="T20" style:family="text">
      <style:text-properties style:font-name="Arial" fo:font-size="10pt" officeooo:rsid="001b0ad8" style:font-size-asian="10pt" style:font-name-complex="Arial2" style:font-size-complex="10pt"/>
    </style:style>
    <style:style style:name="T21" style:family="text">
      <style:text-properties style:font-name="Arial" fo:font-size="10pt" officeooo:rsid="006bea3d" style:font-size-asian="10pt" style:font-name-complex="Arial2" style:font-size-complex="10pt"/>
    </style:style>
    <style:style style:name="T2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23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24" style:family="text"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T25" style:family="text">
      <style:text-properties style:font-name="Arial" fo:font-size="10pt" fo:font-weight="normal" officeooo:rsid="00138d8e" style:font-size-asian="10pt" style:font-weight-asian="normal" style:font-name-complex="Arial2" style:font-size-complex="10pt" style:font-weight-complex="normal"/>
    </style:style>
    <style:style style:name="T26" style:family="text">
      <style:text-properties style:font-name="Arial" fo:font-size="10pt" fo:font-weight="normal" officeooo:rsid="0017c13f" style:font-size-asian="10pt" style:font-weight-asian="normal" style:font-name-complex="Arial2" style:font-size-complex="10pt" style:font-weight-complex="normal"/>
    </style:style>
    <style:style style:name="T27" style:family="text">
      <style:text-properties style:font-name="Arial" fo:font-size="10pt" fo:font-weight="normal" officeooo:rsid="001ccc4a" style:font-size-asian="10pt" style:font-weight-asian="normal" style:font-name-complex="Arial2" style:font-size-complex="10pt" style:font-weight-complex="normal"/>
    </style:style>
    <style:style style:name="T28" style:family="text">
      <style:text-properties style:font-name="Arial" fo:font-size="10pt" fo:font-weight="normal" officeooo:rsid="00464bfd" style:font-size-asian="10pt" style:font-weight-asian="normal" style:font-name-complex="Arial2" style:font-size-complex="10pt" style:font-weight-complex="normal"/>
    </style:style>
    <style:style style:name="T29" style:family="text">
      <style:text-properties style:font-name="Arial" fo:font-size="10pt" fo:font-weight="normal" officeooo:rsid="006353c8" style:font-size-asian="10pt" style:font-weight-asian="normal" style:font-name-complex="Arial2" style:font-size-complex="10pt" style:font-weight-complex="normal"/>
    </style:style>
    <style:style style:name="T30" style:family="text">
      <style:text-properties officeooo:rsid="001988d1"/>
    </style:style>
    <style:style style:name="T31" style:family="text">
      <style:text-properties officeooo:rsid="001a94b0"/>
    </style:style>
    <style:style style:name="T32" style:family="text">
      <style:text-properties officeooo:rsid="001b0ad8"/>
    </style:style>
    <style:style style:name="T33" style:family="text">
      <style:text-properties officeooo:rsid="001c27fa"/>
    </style:style>
    <style:style style:name="T34" style:family="text">
      <style:text-properties officeooo:rsid="001ccc4a"/>
    </style:style>
    <style:style style:name="T35" style:family="text">
      <style:text-properties officeooo:rsid="001ea5f6"/>
    </style:style>
    <style:style style:name="T36" style:family="text">
      <style:text-properties officeooo:rsid="001f7931"/>
    </style:style>
    <style:style style:name="T37" style:family="text">
      <style:text-properties officeooo:rsid="0020d409"/>
    </style:style>
    <style:style style:name="T38" style:family="text">
      <style:text-properties style:font-name="Arial1" fo:font-size="10pt" style:font-size-asian="10pt" style:font-name-complex="Arial2" style:font-size-complex="10pt"/>
    </style:style>
    <style:style style:name="T39" style:family="text">
      <style:text-properties style:font-name="Arial1" fo:font-size="10pt" officeooo:rsid="00242be5" style:font-size-asian="10pt" style:font-name-complex="Arial2" style:font-size-complex="10pt"/>
    </style:style>
    <style:style style:name="T40" style:family="text">
      <style:text-properties style:font-name="Arial1" fo:font-size="10pt" officeooo:rsid="001640d2" style:font-size-asian="10pt" style:font-name-complex="Arial2" style:font-size-complex="10pt"/>
    </style:style>
    <style:style style:name="T41" style:family="text">
      <style:text-properties style:font-name="Arial1" fo:font-size="10pt" officeooo:rsid="0027479b" style:font-size-asian="10pt" style:font-name-complex="Arial2" style:font-size-complex="10pt"/>
    </style:style>
    <style:style style:name="T42" style:family="text">
      <style:text-properties style:font-name="Arial1" fo:font-size="10pt" officeooo:rsid="002953e2" style:font-size-asian="10pt" style:font-name-complex="Arial2" style:font-size-complex="10pt"/>
    </style:style>
    <style:style style:name="T43" style:family="text">
      <style:text-properties style:font-name="Arial1" fo:font-size="10pt" officeooo:rsid="005214a2" style:font-size-asian="10pt" style:font-name-complex="Arial2" style:font-size-complex="10pt"/>
    </style:style>
    <style:style style:name="T44" style:family="text">
      <style:text-properties officeooo:rsid="002acc7a"/>
    </style:style>
    <style:style style:name="T45" style:family="text">
      <style:text-properties officeooo:rsid="002b2f07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officeooo:rsid="00438c4e" style:font-size-asian="10pt"/>
    </style:style>
    <style:style style:name="T48" style:family="text">
      <style:text-properties fo:font-size="10pt" officeooo:rsid="0062ac75" style:font-size-asian="10pt"/>
    </style:style>
    <style:style style:name="T49" style:family="text">
      <style:text-properties fo:font-size="10pt" officeooo:rsid="006bea3d" style:font-size-asian="10pt"/>
    </style:style>
    <style:style style:name="T50" style:family="text">
      <style:text-properties officeooo:rsid="00447bca"/>
    </style:style>
    <style:style style:name="T51" style:family="text">
      <style:text-properties officeooo:rsid="00478ab7"/>
    </style:style>
    <style:style style:name="T52" style:family="text">
      <style:text-properties officeooo:rsid="00482b53"/>
    </style:style>
    <style:style style:name="T53" style:family="text">
      <style:text-properties officeooo:rsid="00496290"/>
    </style:style>
    <style:style style:name="T54" style:family="text">
      <style:text-properties officeooo:rsid="004ac3d5"/>
    </style:style>
    <style:style style:name="T55" style:family="text">
      <style:text-properties officeooo:rsid="004ffbe9"/>
    </style:style>
    <style:style style:name="T56" style:family="text">
      <style:text-properties officeooo:rsid="005155f3"/>
    </style:style>
    <style:style style:name="T57" style:family="text">
      <style:text-properties officeooo:rsid="0055e1cb"/>
    </style:style>
    <style:style style:name="T58" style:family="text">
      <style:text-properties officeooo:rsid="005b5eee"/>
    </style:style>
    <style:style style:name="T59" style:family="text">
      <style:text-properties officeooo:rsid="0062ac75"/>
    </style:style>
    <style:style style:name="T60" style:family="text">
      <style:text-properties style:font-name="Arial1" fo:font-size="10pt" style:font-size-asian="10pt" style:font-size-complex="10pt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652b17" style:font-weight-asian="normal" style:font-weight-complex="normal"/>
    </style:style>
    <style:style style:name="T63" style:family="text">
      <style:text-properties fo:font-weight="normal" officeooo:rsid="0069541e" style:font-weight-asian="normal" style:font-weight-complex="normal"/>
    </style:style>
    <style:style style:name="T64" style:family="text">
      <style:text-properties fo:font-weight="normal" officeooo:rsid="006fbdfc" style:font-weight-asian="normal" style:font-weight-complex="normal"/>
    </style:style>
    <style:style style:name="T65" style:family="text">
      <style:text-properties style:font-weight-complex="bold"/>
    </style:style>
    <style:style style:name="T66" style:family="text">
      <style:text-properties officeooo:rsid="0072c9bc" style:font-weight-complex="bold"/>
    </style:style>
    <style:style style:name="T67" style:family="text">
      <style:text-properties officeooo:rsid="0016c7e0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066f9ac"/>
    </style:style>
    <style:style style:name="T70" style:family="text">
      <style:text-properties officeooo:rsid="0069541e"/>
    </style:style>
    <style:style style:name="T71" style:family="text">
      <style:text-properties officeooo:rsid="006bea3d"/>
    </style:style>
    <style:style style:name="T72" style:family="text">
      <style:text-properties officeooo:rsid="006d3d1a"/>
    </style:style>
    <style:style style:name="T73" style:family="text">
      <style:text-properties officeooo:rsid="007152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tab/><text:tab/><text:tab/><text:tab/>John Webster</text:p>
      <text:p text:style-name="P1"/>
      <text:p text:style-name="P23"><text:span text:style-name="T1"><text:tab/><text:tab/><text:tab/><text:tab/></text:span><text:span text:style-name="T2">7550 Folsom Auburn Rd Apt. 202<text:tab/><text:tab/></text:span></text:p>
      <text:p text:style-name="P2"><text:tab/><text:tab/><text:tab/><text:tab/>Folsom CA 95630<text:tab/><text:tab/><text:tab/><text:tab/></text:p>
      <text:p text:style-name="P2"><text:tab/><text:tab/><text:tab/><text:tab/>Cell <text:span text:style-name="T44">phone: </text:span>(916) 792 8734</text:p>
      <text:p text:style-name="P2"><text:tab/><text:tab/><text:tab/><text:tab/>Email: JohnLobster@comcast.net</text:p>
      <text:p text:style-name="P2"/>
      <text:p text:style-name="P8">Summary</text:p>
      <text:p text:style-name="P3"/>
      <text:p text:style-name="P13">Full stack developer with 30 years experience in computer industry <text:span text:style-name="T51">looking for challenging and rewarding work in web design in the Folsom/Sacramento area</text:span></text:p>
      <text:p text:style-name="P13"/>
      <text:p text:style-name="P13">Full stack is a natural fit for me as it requires contin<text:span text:style-name="T70">u</text:span>ous research to be successful, learning multiple languages, flows, interfaces and design patterns. This is <text:span text:style-name="T70">analogous</text:span> to my work in chip design, where the underlying technology changes every 2 years, usually with changes in tools and requirements. I love to be able to apply knowledge from several domains in solving problems</text:p>
      <text:p text:style-name="P13"/>
      <text:p text:style-name="P13">I get the most job satisfaction from people using something I have helped build.</text:p>
      <text:p text:style-name="P13"/>
      <text:p text:style-name="P9">Links</text:p>
      <text:p text:style-name="P14"/>
      <text:p text:style-name="P14">LinkedIn : <text:a xlink:type="simple" xlink:href="http://www.LinkedIn.com/in/JohnWWebster" text:style-name="Internet_20_link" text:visited-style-name="Visited_20_Internet_20_Link">www.LinkedIn.com/in/JohnWWebster</text:a></text:p>
      <text:p text:style-name="P20"><text:span text:style-name="T28">Github: </text:span><text:a xlink:type="simple" xlink:href="https://github.com/johnlobster" text:style-name="Internet_20_link" text:visited-style-name="Visited_20_Internet_20_Link"><text:span text:style-name="T60">https://github.com/johnlobster</text:span></text:a><text:span text:style-name="T60"> </text:span></text:p>
      <text:p text:style-name="P20"><text:span text:style-name="T28">Portfolio: </text:span><text:a xlink:type="simple" xlink:href="https://johnlobster.github.io/portfolio/" text:style-name="Internet_20_link" text:visited-style-name="Visited_20_Internet_20_Link"><text:span text:style-name="T29">https://johnlobster.github.io/portfolio/</text:span></text:a></text:p>
      <text:p text:style-name="P14"/>
      <text:p text:style-name="P9"><text:span text:style-name="T52">March-August </text:span>2019 : UC Davis bootcamp – <text:span text:style-name="T52">Full stack w</text:span>eb development</text:p>
      <text:p text:style-name="P14"/>
      <text:p text:style-name="P10">Key <text:span text:style-name="T57">full stack </text:span>technologies</text:p>
      <text:p text:style-name="P10"/>
      <text:p text:style-name="P15">MERN – MongoDb, Express, React, Node</text:p>
      <text:p text:style-name="P15">HTML, CSS, Javascript, mySQL, git</text:p>
      <text:p text:style-name="P15"/>
      <text:p text:style-name="P10">Other libraries/technologies</text:p>
      <text:p text:style-name="P10"/>
      <text:p text:style-name="P15">Vscode, Trello, npm, mongoose, sequelize, handlebars, lodash, mocha, chai, chai-http, postman, bcrypt, <text:span text:style-name="T53">react-router, </text:span></text:p>
      <text:p text:style-name="P16">cheerio, moment, sass, jsonwebtoken, winston, bootstrap, materialize, create-react-app, Jquery, github, travisCI, heroku, <text:span text:style-name="T54">eslint, axios, firebase, bash, json, ajax, REST, API, bash, typescript</text:span></text:p>
      <text:p text:style-name="P16"/>
      <text:p text:style-name="P38">Professional skills</text:p>
      <text:p text:style-name="P35"/>
      <text:list xml:id="list1167584969" text:style-name="L1">
        <text:list-item>
          <text:p text:style-name="P28">Managed small teams (to 5 people). <text:span text:style-name="T33">M</text:span>entor<text:span text:style-name="T73">ed junior engineers. </text:span></text:p>
        </text:list-item>
        <text:list-item>
          <text:p text:style-name="P28"><text:span text:style-name="T56">Delivered technical t</text:span>raining <text:span text:style-name="T73">to team and taught Intel core values classes</text:span></text:p>
        </text:list-item>
        <text:list-item>
          <text:p text:style-name="P31"><text:span text:style-name="T64">Worked in teams</text:span><text:span text:style-name="T61"> </text:span><text:span text:style-name="T63">a</text:span><text:span text:style-name="T61">cross site</text:span><text:span text:style-name="T63">s</text:span><text:span text:style-name="T61"> </text:span><text:span text:style-name="T62">and </text:span><text:span text:style-name="T61">geograph</text:span><text:span text:style-name="T63">ies</text:span></text:p>
        </text:list-item>
      </text:list>
      <text:list xml:id="list2510681020" text:style-name="L2">
        <text:list-item>
          <text:p text:style-name="P29">Results focused ability to <text:span text:style-name="T58">rapidly </text:span>learn or develop new methodologies, tools and flows</text:p>
        </text:list-item>
        <text:list-item>
          <text:p text:style-name="P32">Data-driven approach to debugging</text:p>
        </text:list-item>
      </text:list>
      <text:p text:style-name="P18"/>
      <text:p text:style-name="P41"><text:span text:style-name="T65">Work h</text:span><text:span text:style-name="T66">i</text:span><text:span text:style-name="T65">story</text:span></text:p>
      <text:p text:style-name="P11"/>
      <text:p text:style-name="P7"><text:bookmark text:name="__DdeLink__67_318329349"/>Intel Corporation (Folsom, CA) <text:s/>September 1996 – July 2015. Senior component design engineer</text:p>
      <text:p text:style-name="P2"/>
      <text:p text:style-name="P19"><text:span text:style-name="T2">2007 - 2015 </text:span><text:span text:style-name="T24">Integrated graphics</text:span><text:span text:style-name="T2"> (VPG) – </text:span><text:span text:style-name="T17">Technology team, part of physical design team</text:span></text:p>
      <text:list xml:id="list2020273132" text:style-name="L3">
        <text:list-item>
          <text:p text:style-name="P55"><text:span text:style-name="T46">VPG supplies integrated graphics for Intel CPUs </text:span><text:span text:style-name="T47">using ASIC methodologies. </text:span></text:p>
        </text:list-item>
        <text:list-item>
          <text:p text:style-name="P56"><text:span text:style-name="T48">D</text:span><text:span text:style-name="T46">esign</text:span><text:span text:style-name="T48">ed</text:span><text:span text:style-name="T46"> and analy</text:span><text:span text:style-name="T49">z</text:span><text:span text:style-name="T48">ed</text:span><text:span text:style-name="T46"> </text:span><text:span text:style-name="T48">power grid fo all </text:span><text:span text:style-name="T46">for integrated graphics </text:span><text:span text:style-name="T48">products </text:span><text:span text:style-name="T46">– re-used on many other ASIC products within Intel</text:span></text:p>
        </text:list-item>
        <text:list-item>
          <text:p text:style-name="P43"><text:span text:style-name="T2">First tapeouts on 22nm (Haswell</text:span><text:span text:style-name="T4">)</text:span><text:span text:style-name="T2">, 14nm (Broadwell),10nm (CanonLake). </text:span></text:p>
        </text:list-item>
        <text:list-item>
          <text:p text:style-name="P46"><text:soft-page-break/><text:span text:style-name="T2">Design</text:span><text:span text:style-name="T18">ed</text:span><text:span text:style-name="T2"> metal patterns/</text:span><text:span text:style-name="T18">stack</text:span><text:span text:style-name="T2"> </text:span><text:span text:style-name="T4">as</text:span><text:span text:style-name="T2"> part of Intel process definition team, </text:span><text:span text:style-name="T18">generating </text:span><text:span text:style-name="T2">reliability </text:span><text:span text:style-name="T21">trade offs</text:span><text:span text:style-name="T2">, density </text:span><text:span text:style-name="T21">trade offs</text:span><text:span text:style-name="T2">, library design </text:span><text:span text:style-name="T21">trade offs</text:span><text:span text:style-name="T2"> (Intel award)</text:span></text:p>
        </text:list-item>
        <text:list-item>
          <text:p text:style-name="P47">Design<text:span text:style-name="T59">ed</text:span> power gate placement <text:span text:style-name="T44">and connection </text:span>scheme - analysis of area impact and E<text:span text:style-name="T30">lectromigration</text:span></text:p>
        </text:list-item>
        <text:list-item>
          <text:p text:style-name="P48"><text:span text:style-name="T58">Local expert on reliability, Antenna checks, ESD cell placement and other layout only features.</text:span></text:p>
        </text:list-item>
      </text:list>
      <text:p text:style-name="Standard"><text:span text:style-name="T2">200</text:span><text:span text:style-name="T3">5-200</text:span><text:span text:style-name="T2">6 </text:span><text:span text:style-name="T24">Integrated graphics</text:span><text:span text:style-name="T2"> (VPG) : SandyBridge (28nm) – first Intel CPU with integrated graphics</text:span></text:p>
      <text:list xml:id="list2453656067" text:style-name="WWNum1">
        <text:list-item>
          <text:p text:style-name="P49"><text:span text:style-name="T50">layout </text:span>design lead, tapeout of Integrated Graphics, <text:span text:style-name="T35">owned display block tapeout</text:span></text:p>
        </text:list-item>
        <text:list-item>
          <text:p text:style-name="P49">Convergence of physical design <text:span text:style-name="T45">and reliabililty </text:span>flows between CPU team (custom approaches) and graphics (ASIC approach) – std cell library, run<text:span text:style-name="T45">se</text:span>t, databa<text:span text:style-name="T45">s</text:span>e, fill methodologies, layout database, <text:span text:style-name="T31">reliability (EM)</text:span></text:p>
        </text:list-item>
      </text:list>
      <text:p text:style-name="Standard"><text:span text:style-name="T22">1</text:span><text:span text:style-name="T24">99</text:span><text:span text:style-name="T27">7</text:span><text:span text:style-name="T24">-200</text:span><text:span text:style-name="T25">5</text:span><text:span text:style-name="T22"> </text:span><text:span text:style-name="T2">(PCI chipsets </text:span><text:span text:style-name="T8">physical design</text:span><text:span text:style-name="T2">)</text:span></text:p>
      <text:list xml:id="list2055004607" text:style-name="WWNum2">
        <text:list-item>
          <text:p text:style-name="P50">Broadwater chip set (integrated graphics)</text:p>
        </text:list-item>
        <text:list-item>
          <text:p text:style-name="P53"><text:span text:style-name="T2">Backend lead for Plumas chipset, </text:span><text:span text:style-name="T9">first server chipset within PCI chipset division</text:span><text:span text:style-name="T2">. </text:span></text:p>
        </text:list-item>
        <text:list-item>
          <text:p text:style-name="P53"><text:span text:style-name="T9">RTL to gates lead for several t</text:span><text:span text:style-name="T2">est chips </text:span><text:span text:style-name="T9">and validation chips </text:span><text:span text:style-name="T21">(Intel award)</text:span></text:p>
        </text:list-item>
      </text:list>
      <text:p text:style-name="P21"><text:span text:style-name="T6">1</text:span><text:span text:style-name="T2">996-1997 Pre-silicon validation of 440BX chip set – </text:span><text:span text:style-name="T11">single die North Bridge for Intel CPU</text:span></text:p>
      <text:list xml:id="list121032642359671" text:continue-numbering="true" text:style-name="WWNum2">
        <text:list-item>
          <text:p text:style-name="P50"><text:span text:style-name="T34">Defined tests, integrated bus models, </text:span>wr<text:span text:style-name="T71">ote</text:span> <text:span text:style-name="T72">full chip </text:span>tests, <text:span text:style-name="T36">owned DRAM testing (no errors in silicon)</text:span></text:p>
          <text:p text:style-name="P50"><text:bookmark text:name="__DdeLink__67_3183293496"/></text:p>
        </text:list-item>
      </text:list>
      <text:p text:style-name="Standard"><text:span text:style-name="T23">ARM Ltd</text:span><text:span text:style-name="T2"> (Cambridge, England) 1993 - 1996</text:span></text:p>
      <text:list xml:id="list1228179083" text:style-name="WWNum3">
        <text:list-item>
          <text:p text:style-name="P51">Definition and initial support of AMBA bus standard</text:p>
        </text:list-item>
        <text:list-item>
          <text:p text:style-name="P51">Design of ARM8 integer pipeline (VHDL)</text:p>
        </text:list-item>
        <text:list-item>
          <text:p text:style-name="P30">Support and testing of VHDL wrapper for ARM software model.</text:p>
        </text:list-item>
      </text:list>
      <text:p text:style-name="Standard"><text:span text:style-name="T23">Inmos Ltd</text:span><text:span text:style-name="T2"> (Bristol, England) 1987 - 1991</text:span></text:p>
      <text:list xml:id="list1446623594" text:style-name="WWNum4">
        <text:list-item>
          <text:p text:style-name="P54"><text:span text:style-name="T2">Design of Floating Point Unit for next generation </text:span><text:span text:style-name="T10">microprocessor (</text:span><text:span text:style-name="T2">transputer</text:span><text:span text:style-name="T10">) -</text:span><text:span text:style-name="T2"> </text:span><text:span text:style-name="T5">performance analysis, </text:span><text:span text:style-name="T10">algorithm design, </text:span><text:span text:style-name="T5">definition, hdl </text:span><text:span text:style-name="T16">d</text:span><text:span text:style-name="T5">esign and simulation, custom design </text:span><text:span text:style-name="T10">and layout </text:span><text:span text:style-name="T5">of add/subtract unit. </text:span><text:span text:style-name="T16">I</text:span><text:span text:style-name="T5">ntegration into integer pipeline. </text:span><text:span text:style-name="T14">Formal verification. </text:span><text:span text:style-name="T15">Synopsys DC used for control logic synthesis.</text:span></text:p>
        </text:list-item>
        <text:list-item>
          <text:p text:style-name="P52">Board testing and design completion</text:p>
        </text:list-item>
      </text:list>
      <text:p text:style-name="P33"><text:span text:style-name="T68">Internship at Ferranti Computer Systems Ltd</text:span>., <text:span text:style-name="T67">Bracknell</text:span> 1983-1986</text:p>
      <text:p text:style-name="P33"/>
      <text:p text:style-name="P8">Education</text:p>
      <text:p text:style-name="P8"/>
      <text:p text:style-name="P40">The Open University (UK)</text:p>
      <text:p text:style-name="P36">Management certificate <text:span text:style-name="T69">1994-1995</text:span></text:p>
      <text:p text:style-name="P39"/>
      <text:p text:style-name="P40">University of Bristol</text:p>
      <text:p text:style-name="P2">B.Eng Computer Systems Engineering (First class honors) 1984-1987</text:p>
      <text:p text:style-name="P42"/>
      <text:p text:style-name="P12">Chip design tools and skills</text:p>
      <text:p text:style-name="P17"/>
      <text:p text:style-name="P6">Physical Design. </text:p>
      <text:p text:style-name="P24"><text:span text:style-name="T2">Antenna (NAC), </text:span><text:span text:style-name="T7">LVS, DRC, netlisting.</text:span><text:span text:style-name="T2"> </text:span><text:span text:style-name="T12">Synthesis, </text:span><text:span text:style-name="T13">Routing, </text:span><text:span text:style-name="T12">Static timing analysis and timing closure in ASIC environment. </text:span><text:span text:style-name="T2">Design rules and the underlying process technology. </text:span><text:span text:style-name="T7">L</text:span><text:span text:style-name="T2">ayer densities, Physical Design for Debug (fiducials, fib cells, spare cells). Fill mechanisms, tech files setup.</text:span><text:span text:style-name="T38"> </text:span><text:span text:style-name="T43">T</text:span><text:span text:style-name="T38">apeout</text:span><text:span text:style-name="T39">s</text:span><text:span text:style-name="T38"> at </text:span><text:span text:style-name="T40">22,14 and </text:span><text:span text:style-name="T38">10nm process node</text:span><text:span text:style-name="T40">s. </text:span><text:span text:style-name="T41">Low power design. </text:span><text:span text:style-name="T42">Formal Verification. Clock tree synthesis.</text:span></text:p>
      <text:p text:style-name="P6">Power grid design and Reliability</text:p>
      <text:p text:style-name="P24"><text:span text:style-name="T2">Power grid design and analysis, area vs IR drop, Power gating, EM, on die regulat</text:span><text:span text:style-name="T6">ion, bum</text:span><text:span text:style-name="T7">p </text:span><text:span text:style-name="T6">analysis</text:span></text:p>
      <text:p text:style-name="P22">Tools and programming</text:p>
      <text:p text:style-name="P25"><text:span text:style-name="T24">Synopsys ICC, ICV (and Hercules), </text:span><text:span text:style-name="T26">Synthesis, </text:span><text:span text:style-name="T24">DC, PrimeTime, Apache Redhawk, </text:span><text:span text:style-name="T26">verilog, VHDL</text:span></text:p>
      <text:p text:style-name="P26">Perl, TCL, C, lisp (emacs macros …, mainsail)</text:p>
      <text:p text:style-name="P6"><text:tab/>Unix, MS word, Excel, Powerpoint. JMP, batch comput<text:span text:style-name="T56">ing</text:span></text:p>
      <text:p text:style-name="P4">Design</text:p>
      <text:p text:style-name="P4"><text:tab/>Experience in <text:span text:style-name="T32">ASIC </text:span>design flow <text:span text:style-name="T32">from RTL to GDS/OASIS</text:span></text:p>
      <text:p text:style-name="P4"><text:tab/><text:span text:style-name="T37">Micro-architecture and </text:span>RTL design <text:span text:style-name="T32">of microprocessors</text:span></text:p>
      <text:p text:style-name="P5"><text:tab/>RTL verification</text:p>
      <text:p text:style-name="P4"><text:tab/><text:span text:style-name="T32">D</text:span>ebug and problem solving skills throughout ASIC design flow</text:p>
      <text:p text:style-name="P45"><text:span text:style-name="T2"><text:tab/></text:span><text:span text:style-name="T20">Scripting for design flows and for problem solv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fo:font-size="10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="Arial" fo:font-family="Arial" style:font-family-generic="roman" style:font-pitch="variable" fo:font-size="10pt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="Arial" fo:font-family="Arial" style:font-family-generic="roman" style:font-pitch="variable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0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WWNum5">
      <text:list-level-style-bullet text:level="1" text:style-name="ListLabel_20_50" style:num-suffix="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5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8:37:00</meta:creation-date>
    <meta:initial-creator>Webster, John W</meta:initial-creator>
    <dc:language>en-US</dc:language>
    <dc:date>2019-10-02T12:10:30.069000000</dc:date>
    <meta:editing-cycles>146</meta:editing-cycles>
    <meta:editing-duration>P5DT3H53M26S</meta:editing-duration>
    <meta:generator>LibreOffice/6.2.0.3$Windows_X86_64 LibreOffice_project/98c6a8a1c6c7b144ce3cc729e34964b47ce25d62</meta:generator>
    <meta:print-date>2017-03-22T14:46:25.654000000</meta:print-date>
    <meta:document-statistic meta:table-count="0" meta:image-count="0" meta:object-count="0" meta:page-count="2" meta:paragraph-count="73" meta:word-count="746" meta:character-count="5175" meta:non-whitespace-character-count="4476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